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01cm" fo:min-width="4.707cm"/>
      <style:paragraph-properties style:writing-mode="lr-tb"/>
    </style:style>
    <style:style style:name="gr2" style:family="graphic" style:parent-style-name="standard">
      <style:graphic-properties draw:fill-color="#81d41a" draw:textarea-horizontal-align="justify" draw:textarea-vertical-align="middle" draw:auto-grow-height="false" fo:min-height="1.188cm" fo:min-width="1.296cm"/>
      <style:paragraph-properties style:writing-mode="lr-tb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1.188cm" fo:min-width="1.296cm"/>
      <style:paragraph-properties style:writing-mode="lr-tb"/>
    </style:style>
    <style:style style:name="gr4" style:family="graphic" style:parent-style-name="objectwithoutfill">
      <style:graphic-properties draw:fill="solid" draw:textarea-vertical-align="middl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7" style:family="graphic" style:parent-style-name="objectwithoutfill">
      <style:graphic-properties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81d41a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07cm" svg:height="1.651cm" svg:x="7.731cm" svg:y="3.921cm">
          <text:p text:style-name="P1">ag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207cm" svg:height="1.651cm" svg:x="2.27cm" svg:y="9.255cm">
          <text:p text:style-name="P1">stud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207cm" svg:height="1.651cm" svg:x="13.446cm" svg:y="9.255cm">
          <text:p text:style-name="P1">credit_rating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032cm" svg:x="9.255cm" svg:y="9.128cm">
          <text:p text:style-name="P1">y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032cm" svg:x="5.953cm" svg:y="13.7cm">
          <text:p text:style-name="P1">y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032cm" svg:x="12.176cm" svg:y="13.7cm">
          <text:p text:style-name="P1">y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54cm" svg:height="2.032cm" svg:x="16.875cm" svg:y="13.7cm">
          <text:p text:style-name="P1">n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54cm" svg:height="2.032cm" svg:x="1.339cm" svg:y="13.63cm">
          <text:p text:style-name="P1">n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9.89cm" svg:y1="5.572cm" svg:x2="5.064cm" svg:y2="9.255cm">
          <text:p text:style-name="P1"/>
        </draw:line>
        <draw:frame draw:style-name="gr5" draw:text-style-name="P5" draw:layer="layout" svg:width="1.778cm" svg:height="1.016cm" svg:x="5.445cm" svg:y="6.842cm">
          <draw:text-box>
            <text:p>&lt;30</text:p>
          </draw:text-box>
        </draw:frame>
        <draw:frame draw:style-name="gr6" draw:text-style-name="P5" draw:layer="layout" svg:width="2.54cm" svg:height="0.962cm" svg:x="7.858cm" svg:y="7.858cm">
          <draw:text-box>
            <text:p>30..40</text:p>
          </draw:text-box>
        </draw:frame>
        <draw:frame draw:style-name="gr6" draw:text-style-name="P5" draw:layer="layout" svg:width="2.54cm" svg:height="0.962cm" svg:x="14.589cm" svg:y="6.842cm">
          <draw:text-box>
            <text:p>&gt;40</text:p>
          </draw:text-box>
        </draw:frame>
        <draw:line draw:style-name="gr7" draw:text-style-name="P4" draw:layer="layout" svg:x1="10.525cm" svg:y1="5.445cm" svg:x2="10.525cm" svg:y2="9.128cm">
          <text:p/>
        </draw:line>
        <draw:line draw:style-name="gr7" draw:text-style-name="P4" draw:layer="layout" svg:x1="11.033cm" svg:y1="5.572cm" svg:x2="15.986cm" svg:y2="9.255cm">
          <text:p/>
        </draw:line>
        <draw:line draw:style-name="gr7" draw:text-style-name="P4" draw:layer="layout" svg:x1="2.524cm" svg:y1="13.7cm" svg:x2="4.048cm" svg:y2="10.906cm">
          <text:p/>
        </draw:line>
        <draw:line draw:style-name="gr7" draw:text-style-name="P4" draw:layer="layout" svg:x1="5.699cm" svg:y1="11.033cm" svg:x2="7.223cm" svg:y2="13.827cm">
          <text:p/>
        </draw:line>
        <draw:line draw:style-name="gr7" draw:text-style-name="P4" draw:layer="layout" svg:x1="15.605cm" svg:y1="11.033cm" svg:x2="13.446cm" svg:y2="13.7cm">
          <text:p/>
        </draw:line>
        <draw:line draw:style-name="gr7" draw:text-style-name="P4" draw:layer="layout" svg:x1="16.875cm" svg:y1="11.033cm" svg:x2="18.145cm" svg:y2="13.827cm">
          <text:p/>
        </draw:line>
        <draw:frame draw:style-name="gr6" draw:text-style-name="P5" draw:layer="layout" svg:width="2.54cm" svg:height="0.962cm" svg:x="7.858cm" svg:y="7.858cm">
          <draw:text-box>
            <text:p>30..40</text:p>
          </draw:text-box>
        </draw:frame>
        <draw:frame draw:style-name="gr5" draw:text-style-name="P5" draw:layer="layout" svg:width="1.778cm" svg:height="1.016cm" svg:x="1.889cm" svg:y="11.541cm">
          <draw:text-box>
            <text:p>no</text:p>
          </draw:text-box>
        </draw:frame>
        <draw:frame draw:style-name="gr5" draw:text-style-name="P5" draw:layer="layout" svg:width="1.778cm" svg:height="1.016cm" svg:x="6.334cm" svg:y="11.541cm">
          <draw:text-box>
            <text:p>yes</text:p>
          </draw:text-box>
        </draw:frame>
        <draw:frame draw:style-name="gr8" draw:text-style-name="P5" draw:layer="layout" svg:width="3.175cm" svg:height="1.143cm" svg:x="11.033cm" svg:y="12.049cm">
          <draw:text-box>
            <text:p>excellent</text:p>
          </draw:text-box>
        </draw:frame>
        <draw:frame draw:style-name="gr5" draw:text-style-name="P5" draw:layer="layout" svg:width="1.778cm" svg:height="1.016cm" svg:x="17.256cm" svg:y="11.414cm">
          <draw:text-box>
            <text:p>fai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2T15:11:58.669618617</meta:creation-date>
    <dc:date>2022-07-02T15:18:42.057197489</dc:date>
    <meta:editing-duration>PT6M43S</meta:editing-duration>
    <meta:editing-cycles>1</meta:editing-cycles>
    <meta:document-statistic meta:object-count="23"/>
    <meta:generator>LibreOffice/6.4.7.2$Linux_X86_64 LibreOffice_project/40$Build-2</meta:generator>
  </office:meta>
</office:document-meta>
</file>